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ultilevel_20_List" style:list-style-name="L4"/>
    <style:style style:name="P2" style:family="paragraph" style:parent-style-name="Multilevel_20_List" style:list-style-name="L4">
      <style:paragraph-properties fo:margin-left="0.9807in" fo:margin-right="0in" fo:text-indent="-0.25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‣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ardo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or Trivia</text:p>
      <text:p text:style-name="Standard"/>
      <text:p text:style-name="Standard">Can you put the face to the name?</text:p>
      <text:p text:style-name="Standard"/>
      <text:list xml:id="list374849523" text:style-name="L4">
        <text:list-item>
          <text:p text:style-name="P1">Ask for user name or randomize a name, create a cookie for persistence</text:p>
          <text:list>
            <text:list-item>
              <text:p text:style-name="P1">Use logins?</text:p>
            </text:list-item>
          </text:list>
        </text:list-item>
        <text:list-item>
          <text:p text:style-name="P1">User requests movie title (input area)</text:p>
          <text:list>
            <text:list-item>
              <text:p text:style-name="P1">IMDB gem returns an array</text:p>
              <text:list>
                <text:list-item>
                  <text:p text:style-name="P1">For each actor name in array</text:p>
                  <text:list>
                    <text:list-item>
                      <text:p text:style-name="P1">Create a name div and photo div with matching IDs</text:p>
                    </text:list-item>
                    <text:list-item>
                      <text:p text:style-name="P1">search Google Image for a photo of the actor</text:p>
                      <text:list>
                        <text:list-item>
                          <text:p text:style-name="P1">Google::search::Image.(1) // something like that</text:p>
                        </text:list-item>
                      </text:list>
                    </text:list-item>
                    <text:list-item>
                      <text:p text:style-name="P1">change the background of the photo div to the actor's image</text:p>
                    </text:list-item>
                  </text:list>
                </text:list-item>
                <text:list-item>
                  <text:p text:style-name="P1">Create draggable and droppable elements</text:p>
                  <text:list>
                    <text:list-item>
                      <text:p text:style-name="P1">Drag the name to the photo</text:p>
                      <text:list>
                        <text:list-item>
                          <text:p text:style-name="P1">Name is draggable</text:p>
                        </text:list-item>
                        <text:list-item>
                          <text:p text:style-name="P1">Target area is droppable</text:p>
                          <text:list>
                            <text:list-item>
                              <text:p text:style-name="P1">Target area can only receive one droppa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OR CREATE radio buttons?</text:p>
                  <text:list>
                    <text:list-item>
                      <text:p text:style-name="P1">Div element for each actor</text:p>
                      <text:list>
                        <text:list-item>
                          <text:p text:style-name="P1">Show photo</text:p>
                        </text:list-item>
                        <text:list-item>
                          <text:p text:style-name="P1">Show radio button selector for each actor name</text:p>
                        </text:list-item>
                      </text:list>
                    </text:list-item>
                  </text:list>
                </text:list-item>
                <text:list-item>
                  <text:p text:style-name="P1">Check the user's answers</text:p>
                  <text:list>
                    <text:list-item>
                      <text:p text:style-name="P1">Does the ID of the element dragged into the dropped area match the ID of the associated photo?</text:p>
                    </text:list-item>
                    <text:list-item>
                      <text:p text:style-name="P1">Use Javascript to check and calculate all of these</text:p>
                      <text:list>
                        <text:list-item>
                          <text:p text:style-name="P1">Use a callback to submit the answers</text:p>
                        </text:list-item>
                      </text:list>
                    </text:list-item>
                  </text:list>
                </text:list-item>
                <text:list-item>
                  <text:p text:style-name="P1">Score the user's answers</text:p>
                  <text:list>
                    <text:list-item>
                      <text:p text:style-name="P1">Each correct answer = 1 point</text:p>
                    </text:list-item>
                    <text:list-item>
                      <text:p text:style-name="P1">The rails form passes some parameters, like “score” to the “results” page</text:p>
                      <text:list>
                        <text:list-item>
                          <text:p text:style-name="P1">Or maybe pop up a modal?</text:p>
                        </text:list-item>
                      </text:list>
                    </text:list-item>
                    <text:list-item>
                      <text:p text:style-name="P1">“Play Again?</text:p>
                      <text:p text:style-name="P1"/>
                    </text:list-item>
                  </text:list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  <text:p text:style-name="Standard"/>
      <text:p text:style-name="Standard">Pages - </text:p>
      <text:p text:style-name="Standard">Welcome page with instructions and high scores</text:p>
      <text:p text:style-name="Standard"><text:tab/>A “let's play” button</text:p>
      <text:p text:style-name="Standard"/>
      <text:p text:style-name="Standard">Play page: Type in a movie, load up actors names and faces, match them. </text:p>
      <text:p text:style-name="Standard"><text:tab/>“Score me”</text:p>
      <text:p text:style-name="Standard"><text:tab/>Show 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Multilevel_20_List" style:display-name="Multilevel List" style:family="paragraph" style:parent-style-name="Standard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hron Kugler</meta:initial-creator>
    <meta:creation-date>2015-04-25T10:53:41</meta:creation-date>
    <dc:date>2015-04-25T12:47:46</dc:date>
    <dc:creator>Mehron Kugler</dc:creator>
    <meta:editing-duration>PT00H08M24S</meta:editing-duration>
    <meta:editing-cycles>2</meta:editing-cycles>
    <meta:generator>NeoOffice/3.4.1$Unix OpenOffice.org_project/Patch 14</meta:generator>
    <meta:document-statistic meta:table-count="0" meta:image-count="0" meta:object-count="0" meta:page-count="1" meta:paragraph-count="35" meta:word-count="252" meta:character-count="1269"/>
  </office:meta>
</office:document-meta>
</file>